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21_12-10-35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97204 E-139-34-49.434814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21_17-21-30_000.jpg</text:p>
          </table:table-cell>
          <table:table-cell table:style-name="ce20" office:value-type="string">
            <text:p>:m RES #*# / free# JVEMV6 70#_78:s-1 / 70. CO2 (lang=cn) / w=氢氧化钠~NaOH,topic=海水,other=~,think~,doc=r-21-4~2</text:p>
          </table:table-cell>
          <table:table-cell table:style-name="ce4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3]=&quot;&quot;;[.C3];CONCATENATE([.C3];&quot; / &quot;;[.E3]))" office:value-type="string" office:string-value=":m RES #*# / free# JVEMV6 70#_78:s-1 / 70. CO2 (lang=cn) / w=氢氧化钠~NaOH,topic=海水,other=~,think~,doc=r-21-4~2">
            <text:p>:m RES #*# / free# JVEMV6 70#_78:s-1 / 70. CO2 (lang=cn) / w=氢氧化钠~NaOH,topic=海水,other=~,think~,doc=r-21-4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21_17-59-17_000.jpg</text:p>
          </table:table-cell>
          <table:table-cell table:style-name="ce20" office:value-type="string">
            <text:p>:m :? #*# / topic=尊皇思想 / content=なぜ、起こってきたのか、どこから来たのか、なぜ、水戸藩で、なのか</text:p>
          </table:table-cell>
          <table:table-cell table:style-name="ce19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8" table:formula="of:=IF([.E4]=&quot;&quot;;[.C4];CONCATENATE([.C4];&quot; / &quot;;[.E4]))" office:value-type="string" office:string-value=":m :? #*# / topic=尊皇思想 / content=なぜ、起こってきたのか、どこから来たのか、なぜ、水戸藩で、なのか">
            <text:p>:m :? #*# / topic=尊皇思想 / content=なぜ、起こってきたのか、どこから来たのか、なぜ、水戸藩で、なのか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21_21-03-01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8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2_03-01-52_000.jpg</text:p>
          </table:table-cell>
          <table:table-cell table:style-name="ce18" office:value-type="string">
            <text:p>:m other / log / 寝る前　ウェブ閲覧　記録　（for オナニー） / 了</text:p>
          </table:table-cell>
          <table:table-cell table:style-name="ce18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6]=&quot;&quot;;[.C6];CONCATENATE([.C6];&quot; / &quot;;[.E6]))" office:value-type="string" office:string-value=":m other / log / 寝る前　ウェブ閲覧　記録　（for オナニー） / 了">
            <text:p>:m other / log / 寝る前　ウェブ閲覧　記録　（for オナニー） / 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2_03-02-00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8" table:formula="of:=IF([.E7]=&quot;&quot;;[.C7];CONCATENATE([.C7];&quot; / &quot;;[.E7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5-22_10-34-45_000.jpg</text:p>
          </table:table-cell>
          <table:table-cell table:style-name="ce20" office:value-type="string">
            <text:p>:m :th / topic=CO2 / content=既排出の分、燃料の燃焼から出る分、他</text:p>
          </table:table-cell>
          <table:table-cell table:style-name="ce17"/>
          <table:table-cell table:style-name="ce4"/>
          <table:table-cell table:style-name="ce4" office:value-type="string">
            <text:p>N-35-35-28.518676 E-139-34-49.379882</text:p>
          </table:table-cell>
          <table:table-cell table:style-name="ce38" table:formula="of:=IF([.E8]=&quot;&quot;;[.C8];CONCATENATE([.C8];&quot; / &quot;;[.E8]))" office:value-type="string" office:string-value=":m :th / topic=CO2 / content=既排出の分、燃料の燃焼から出る分、他">
            <text:p>:m :th / topic=CO2 / content=既排出の分、燃料の燃焼から出る分、他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5-22_10-35-17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8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5-21_23-48-46_000.mid</text:p>
          </table:table-cell>
          <table:table-cell table:style-name="ce8" office:value-type="string">
            <text:p>:in-mid / app=perfect-piano / 演奏、play / id-2021-0521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in-mid / app=perfect-piano / 演奏、play / id-2021-0521-1 / category=melody,inst=~,for=~,genre=~">
            <text:p>:in-mid / app=perfect-piano / 演奏、play / id-2021-0521-1 / category=melody,inst=~,for=~,genre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5">
            <text:p>35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2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2021/05/22</text:date>, <text:time>11:47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2T11:47:50.89</dc:date>
    <dc:creator>iwabuchi ken</dc:creator>
    <meta:editing-duration>P33DT14H59M50S</meta:editing-duration>
    <meta:editing-cycles>12485</meta:editing-cycles>
    <meta:document-statistic meta:table-count="1" meta:cell-count="346" meta:object-count="0"/>
  </office:meta>
</office:document-meta>
</file>